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Heading_20_1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Vision interactive scene triggers</text:h>
      <text:p text:style-name="P1">Children's shoe / clothes</text:p>
      <text:p text:style-name="P1">Memory of orphanage massacre</text:p>
      <text:p text:style-name="P1"/>
      <text:p text:style-name="P1">Dandelion / Field flower</text:p>
      <text:p text:style-name="P1">Kreen picking lowers outside Tyree's cave</text:p>
      <text:p text:style-name="P1">Verdant celtic forest edge</text:p>
      <text:p text:style-name="P1"/>
      <text:p text:style-name="P1">Garden flower</text:p>
      <text:p text:style-name="P1">Kreen removing Vilyan from her home</text:p>
      <text:p text:style-name="P1"/>
      <text:p text:style-name="P1">Pamphlet / Brochure</text:p>
      <text:p text:style-name="P1">How to care for your child pamphlet</text:p>
      <text:p text:style-name="P1">Pamphlet for living and operating in Kreen</text:p>
      <text:p text:style-name="P1"/>
      <text:p text:style-name="P1">Rose / Memorial flower</text:p>
      <text:p text:style-name="P1">Kreen burying bodies</text:p>
      <text:p text:style-name="P1">Vilyan giving a flower to a young male scientist</text:p>
      <text:p text:style-name="P1"/>
      <text:p text:style-name="P1">Toy / Wooden object</text:p>
      <text:p text:style-name="P1">Kreen carving toys for Celtic children</text:p>
      <text:p text:style-name="P1">Kreen carving wooden coins with people's names.</text:p>
      <text:p text:style-name="P1"/>
      <text:p text:style-name="P1">Candle</text:p>
      <text:p text:style-name="P1">Kreen's Bonehoard</text:p>
      <text:p text:style-name="P1">Candlelight vigil funeral</text:p>
      <text:p text:style-name="P1"/>
      <text:p text:style-name="P1">Lollipop / Candy</text:p>
      <text:p text:style-name="P1">Kreen giving a lollipop to a little girl</text:p>
      <text:p text:style-name="P1">The donor taking the candy while in Kreen's lab</text:p>
      <text:p text:style-name="P1">(Female) Rapist introduces himself</text:p>
      <text:p text:style-name="P1"/>
      <text:p text:style-name="P1">Teddy bear / Doll</text:p>
      <text:p text:style-name="P1">Kreen leading a child away on the shadow plane</text:p>
      <text:p text:style-name="P1"/>
      <text:p text:style-name="P1">Knife / sword weapons</text:p>
      <text:p text:style-name="P1">Elves tracking Kreen <text:s/>(Zhent)</text:p>
      <text:p text:style-name="P1"/>
      <text:p text:style-name="P1">Hammer (weapon) / bludgeoning weapon</text:p>
      <text:p text:style-name="P1">dwarven imprisonment</text:p>
      <text:p text:style-name="P1"/>
      <text:p text:style-name="P1">Rapier / Fencing</text:p>
      <text:p text:style-name="P1">Practicing with celtic troops.</text:p>
      <text:p text:style-name="P1"/>
      <text:p text:style-name="P1">Nail</text:p>
      <text:p text:style-name="P1">Young Kreen nailing victims down to convert</text:p>
      <text:p text:style-name="P1"/>
      <text:p text:style-name="P1">Hammer (Tool) / Carpentry Items</text:p>
      <text:p text:style-name="P1">Kreen building a small hut by an oak tree.</text:p>
      <text:p text:style-name="P1"/>
      <text:p text:style-name="P1">Seashell / shore vestige</text:p>
      <text:p text:style-name="P1">raptor home</text:p>
      <text:p text:style-name="P1"/>
      <text:p text:style-name="P1">Window</text:p>
      <text:p text:style-name="P1">Watching Kreen come out of a taveren floor and try liquor</text:p>
      <text:p text:style-name="P1">Kreen pruning a fruiting shrub</text:p>
      <text:p text:style-name="P1"/>
      <text:p text:style-name="P1">Bow / Martial ranged weapon</text:p>
      <text:p text:style-name="P1"><text:soft-page-break/>Kreen sniping guards for orcish <text:s/>raiders</text:p>
      <text:p text:style-name="P1">Bowl / Food container</text:p>
      <text:p text:style-name="P1">Kreen feeding an injured kobold</text:p>
      <text:p text:style-name="P1">filled with a water surface centered over a swimming manyfish</text:p>
      <text:p text:style-name="P1"/>
      <text:p text:style-name="P1">Spoon</text:p>
      <text:p text:style-name="P1">Human parents eating with their dryad child</text:p>
      <text:p text:style-name="P1">Empty fey household with meal warm</text:p>
      <text:p text:style-name="P1"/>
      <text:p text:style-name="P1">Police hat / Headgear (Modern)</text:p>
      <text:p text:style-name="P1">Police watching hellstrike dissipate</text:p>
      <text:p text:style-name="P1">Police discover gun wielding body with footprint missing head</text:p>
      <text:p text:style-name="P1"/>
      <text:p text:style-name="P1">Marine helmet / Military headgear (modern)</text:p>
      <text:p text:style-name="P1">first person of a dim area with a claw carving '1 2 3 4 I luv mrne cor!'</text:p>
      <text:p text:style-name="P1">human scream, darkness, heartbeat then cold, then warmness and chirping</text:p>
      <text:p text:style-name="P1"/>
      <text:p text:style-name="P1">Liqour / Hard drink</text:p>
      <text:p text:style-name="P1">Orc self-medicating with hard drink, another applying a tourniquet. Kreen's four fingered hand-print in nearby amputated limb</text:p>
      <text:p text:style-name="P1">Vencigorix looking disturbed pouring in a wine glass</text:p>
      <text:p text:style-name="P1"/>
      <text:p text:style-name="P1">Skeletal foot / sparse footprint</text:p>
      <text:p text:style-name="P1">Someone watching skeletons march into the distance. Modern military planes fly overhead into a cloud of manifesting wraith then drift as if uncontrolled.</text:p>
      <text:p text:style-name="P1">Drifting confused sight of darkavien writing with chalk, holds up a hand a vision stops.</text:p>
      <text:p text:style-name="P1"/>
      <text:p text:style-name="P1">Old spyglass / Telescopic tool</text:p>
      <text:p text:style-name="P1">Someone watching a boat from high up in heat vision</text:p>
      <text:p text:style-name="P1">Someone watching a dim ship bow rumble past from underwater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26H10M17S</meta:editing-duration>
    <meta:editing-cycles>7</meta:editing-cycles>
    <meta:generator>OpenOffice.org/3.1$Win32 OpenOffice.org_project/310m19$Build-9420</meta:generator>
    <dc:date>2009-12-04T14:34:32.08</dc:date>
    <dc:creator>Little Kreen</dc:creator>
    <meta:document-statistic meta:table-count="0" meta:image-count="0" meta:object-count="0" meta:page-count="2" meta:paragraph-count="64" meta:word-count="387" meta:character-count="2346"/>
    <meta:user-defined meta:name="Info 1"/>
    <meta:user-defined meta:name="Info 2"/>
    <meta:user-defined meta:name="Info 3"/>
    <meta:user-defined meta:name="Info 4"/>
  </office:meta>
</office:document-meta>
</file>